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3B5000000DA851AE3EBC3F3824E.png" manifest:media-type="image/png"/>
  <manifest:file-entry manifest:full-path="Pictures/10000000000002030000012707D8DBB2D0D64635.png" manifest:media-type="image/png"/>
  <manifest:file-entry manifest:full-path="Pictures/10000201000002ED0000005E7624B215DD054463.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78mm" fo:break-before="auto" style:use-optimal-row-height="true"/>
    </style:style>
    <style:style style:name="ro17" style:family="table-row">
      <style:table-row-properties style:row-height="4.53mm" fo:break-before="auto" style:use-optimal-row-height="true"/>
    </style:style>
    <style:style style:name="ro18" style:family="table-row">
      <style:table-row-properties style:row-height="4.97mm" fo:break-before="auto" style:use-optimal-row-height="true"/>
    </style:style>
    <style:style style:name="ro19" style:family="table-row">
      <style:table-row-properties style:row-height="5.82mm" fo:break-before="auto" style:use-optimal-row-height="true"/>
    </style:style>
    <style:style style:name="ro20" style:family="table-row">
      <style:table-row-properties style:row-height="4.71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5.17mm" fo:break-before="auto" style:use-optimal-row-height="true"/>
    </style:style>
    <style:style style:name="ro23" style:family="table-row">
      <style:table-row-properties style:row-height="6.19mm" fo:break-before="auto" style:use-optimal-row-height="fals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40" style:family="table-cell" style:parent-style-name="Default">
      <style:table-cell-properties fo:background-color="#ff00cc"/>
    </style:style>
    <style:style style:name="ce58" style:family="table-cell" style:parent-style-name="Default">
      <style:text-properties fo:color="#0000ff"/>
    </style:style>
    <style:style style:name="ce59" style:family="table-cell" style:parent-style-name="Default">
      <style:text-properties fo:color="#00ff00"/>
    </style:style>
    <style:style style:name="ce38" style:family="table-cell" style:parent-style-name="Default">
      <style:table-cell-properties style:text-align-source="fix" style:repeat-content="false"/>
      <style:paragraph-properties fo:text-align="start" fo:margin-left="0mm"/>
    </style:style>
    <style:style style:name="ce60" style:family="table-cell" style:parent-style-name="Default">
      <style:table-cell-properties style:text-align-source="fix" style:repeat-content="false"/>
      <style:paragraph-properties fo:text-align="end" fo:margin-left="0mm"/>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9" style:family="table-cell" style:parent-style-name="Default">
      <style:table-cell-properties style:text-align-source="fix" style:repeat-content="false"/>
      <style:paragraph-properties fo:text-align="center" fo:margin-left="0mm"/>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7"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8"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9"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56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2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5mm" fo:min-width="53.56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1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2mm" fo:min-width="53.57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9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92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fill="none" draw:textarea-vertical-align="middle" draw:auto-grow-height="false" fo:min-height="21.61mm" fo:min-width="2.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6">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19">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19">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18">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5">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table:style-name="ce1"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20">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20">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20">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row table:style-name="ro2" table:number-rows-repeated="4">
          <table:table-cell table:number-columns-repeated="1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3"/>
        </table:table-row>
        <table:table-row table:style-name="ro2">
          <table:table-cell office:value-type="string" calcext:value-type="string">
            <text:p>现在考虑一下怎么实现推理的细节</text:p>
          </table:table-cell>
          <table:table-cell table:number-columns-repeated="13"/>
        </table:table-row>
        <table:table-row table:style-name="ro2">
          <table:table-cell/>
          <table:table-cell office:value-type="string" calcext:value-type="string">
            <text:p>就加减乘除为例子：</text:p>
          </table:table-cell>
          <table:table-cell table:number-columns-repeated="1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9"/>
        </table:table-row>
        <table:table-row table:style-name="ro2">
          <table:table-cell table:number-columns-repeated="2"/>
          <table:table-cell office:value-type="float" office:value="1" calcext:value-type="float">
            <text:p>1</text:p>
          </table:table-cell>
          <table:table-cell table:number-columns-repeated="1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number-columns-repeated="9"/>
        </table:table-row>
        <table:table-row table:style-name="ro2">
          <table:table-cell table:number-columns-repeated="2"/>
          <table:table-cell office:value-type="float" office:value="3" calcext:value-type="float">
            <text:p>3</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衍生类生成</text:p>
          </table:table-cell>
          <table:table-cell table:number-columns-repeated="11"/>
        </table:table-row>
        <table:table-row table:style-name="ro2">
          <table:table-cell table:number-columns-repeated="2"/>
          <table:table-cell office:value-type="string" calcext:value-type="string">
            <text:p>算术操作类的生成</text:p>
          </table:table-cell>
          <table:table-cell table:number-columns-repeated="11"/>
        </table:table-row>
      </table:table>
      <table:table table:name="1往日笔记摘要" table:style-name="ta1">
        <table:shapes>
          <draw:custom-shape draw:z-index="0" draw:style-name="gr5" draw:text-style-name="P4" svg:width="19.85mm" svg:height="17.82mm" svg:x="81.63mm" svg:y="54.18mm">
            <text:p text:style-name="P3"><text:span text:style-name="T1">cel</text:span><text:span text:style-name="T1">l</text:span></text:p>
            <draw:enhanced-geometry svg:viewBox="0 0 21600 21600" draw:type="rectangle" draw:enhanced-path="M 0 0 L 21600 0 21600 21600 0 21600 0 0 Z N"/>
          </draw:custom-shape>
          <draw:custom-shape draw:z-index="1" draw:style-name="gr6" draw:text-style-name="P4" svg:width="19.85mm" svg:height="17.82mm" svg:x="160.29mm" svg:y="54.69mm">
            <text:p text:style-name="P3"><text:span text:style-name="T1">cel</text:span><text:span text:style-name="T1">l</text:span></text:p>
            <draw:enhanced-geometry svg:viewBox="0 0 21600 21600" draw:type="rectangle" draw:enhanced-path="M 0 0 L 21600 0 21600 21600 0 21600 0 0 Z N"/>
          </draw:custom-shape>
          <draw:line draw:z-index="2" draw:style-name="gr7"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8"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8"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9" draw:text-style-name="P8" svg:x1="43.59mm" svg:y1="482.8mm" svg:x2="88.46mm" svg:y2="482.8mm">
            <text:p/>
          </draw:line>
          <draw:line draw:z-index="7" draw:name="箭头 4" draw:style-name="gr9" draw:text-style-name="P8" svg:x1="88.93mm" svg:y1="492.02mm" svg:x2="44.53mm" svg:y2="492.24mm">
            <text:p/>
          </draw:line>
          <draw:custom-shape draw:z-index="8" draw:name="Rectangle 5" draw:style-name="gr8"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9" draw:text-style-name="P8" svg:x1="123.2mm" svg:y1="483.13mm" svg:x2="168.21mm" svg:y2="483.13mm">
            <text:p/>
          </draw:line>
          <draw:line draw:z-index="10" draw:name="箭头 4" draw:style-name="gr9" draw:text-style-name="P8" svg:x1="168.2mm" svg:y1="493.84mm" svg:x2="123.57mm" svg:y2="494.03mm">
            <text:p/>
          </draw:line>
          <draw:custom-shape draw:z-index="11" draw:name="Rectangle 8" draw:style-name="gr8"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8"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9"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8">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6">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8">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the hippocampus is the top <text:s/>region o f <text:s/>the neocortex, <text:s/></text:p>
          </table:table-cell>
          <table:table-cell table:number-columns-repeated="11"/>
        </table:table-row>
        <table:table-row table:style-name="ro21">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高层向底层的反馈连接</text:p>
          </table:table-cell>
          <table:table-cell table:number-columns-repeated="11"/>
        </table:table-row>
        <table:table-row table:style-name="ro18">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8">
          <table:table-cell table:number-columns-repeated="2"/>
          <table:table-cell table:style-name="ce23" office:value-type="string" calcext:value-type="string">
            <text:p>which means the patterns entering your </text:p>
          </table:table-cell>
          <table:table-cell table:number-columns-repeated="10"/>
        </table:table-row>
        <table:table-row table:style-name="ro18">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8">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19">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23" office:value-type="string" calcext:value-type="string">
            <text:p>下面四句话应该是理解本书的关键了吧</text:p>
          </table:table-cell>
          <table:table-cell table:number-columns-repeated="12"/>
        </table:table-row>
        <table:table-row table:style-name="ro18">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2">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2">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2">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2">
          <table:table-cell table:style-name="ce23" office:value-type="string" calcext:value-type="string">
            <text:p>association regions</text:p>
          </table:table-cell>
          <table:table-cell table:number-columns-repeated="12"/>
        </table:table-row>
        <table:table-row table:style-name="ro22">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2">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2">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2">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2">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2">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2">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2">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2">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2">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2">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2">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2">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2">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2">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2">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2">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2">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2">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2">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2">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2">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2">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2">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2">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2">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2">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2">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2">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2">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2">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2">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2">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2">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2">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2">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2">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2">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61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3">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0">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67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1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text:span><text:span text:style-name="T5">旦</text:span><text:span text:style-name="T5">acti</text:span><text:span text:style-name="T5">vate</text:span><text:span text:style-name="T5">For</text:span><text:span text:style-name="T5">ecas</text:span><text:span text:style-name="T5">tObj</text:span><text:span text:style-name="T5">达</text:span><text:span text:style-name="T5">到</text:span><text:span text:style-name="T5">修</text:span><text:span text:style-name="T5">改</text:span></text:p>
            <text:p text:style-name="P1"><text:span text:style-name="T5">数</text:span><text:span text:style-name="T5">据</text:span><text:span text:style-name="T5">列</text:span><text:span text:style-name="T5">表</text:span><text:span text:style-name="T5">的</text:span><text:span text:style-name="T5">条</text:span><text:span text:style-name="T5">件</text:span><text:span text:style-name="T5">就</text:span><text:span text:style-name="T5">修</text:span><text:span text:style-name="T5">改</text:span><text:span text:style-name="T5">子</text:span><text:span text:style-name="T5">集</text:span><text:span text:style-name="T5">列</text:span><text:span text:style-name="T5">表</text:span></text:p>
            <text:p text:style-name="P1"><text:span text:style-name="T5">重</text:span><text:span text:style-name="T5">新</text:span><text:span text:style-name="T5">开</text:span><text:span text:style-name="T5">始</text:span><text:span text:style-name="T5">循</text:span><text:span text:style-name="T5">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68mm" svg:height="42.72mm" svg:x="22.27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1.04mm" svg:x="19.31mm" svg:y="2.03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68mm" svg:height="41.07mm" svg:x="22.46mm" svg:y="2.11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1.03mm" svg:x="20.59mm" svg:y="2.74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69mm" svg:height="41.04mm" svg:x="23.05mm" svg:y="2.56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92mm" svg:height="5.67mm" svg:x="9.93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88mm" svg:height="3.98mm" svg:x="10.15mm" svg:y="1.97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6">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6">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6">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6">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7">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7">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7">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7操作和概念" table:style-name="ta1">
        <table:shapes>
          <draw:custom-shape draw:z-index="0" draw:style-name="gr4" draw:text-style-name="P2" svg:width="8.97mm" svg:height="45.44mm" svg:x="-164.81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28" draw:text-style-name="P2" svg:width="7.74mm" svg:height="22.79mm" svg:x="70.32mm" svg:y="178.8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6"/>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6"/>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6"/>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6"/>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2"/>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2"/>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9"/>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2"/>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2"/>
        </table:table-row>
        <table:table-row table:style-name="ro2">
          <table:table-cell/>
          <table:table-cell office:value-type="string" calcext:value-type="string">
            <text:p>语义记忆好理解，就是文字记忆</text:p>
          </table:table-cell>
          <table:table-cell table:number-columns-repeated="8"/>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2"/>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2"/>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6"/>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table-row>
        <table:table-row table:style-name="ro2">
          <table:table-cell table:number-columns-repeated="10"/>
        </table:table-row>
        <table:table-row table:style-name="ro2">
          <table:table-cell office:value-type="string" calcext:value-type="string">
            <text:p>本质上将，一个动作得记忆是如何在大脑中保存得</text:p>
          </table:table-cell>
          <table:table-cell table:number-columns-repeated="9"/>
        </table:table-row>
        <table:table-row table:style-name="ro2">
          <table:table-cell office:value-type="string" calcext:value-type="string">
            <text:p>好像和普通得记忆应该是一样得，只不过保存得对象</text:p>
          </table:table-cell>
          <table:table-cell table:number-columns-repeated="9"/>
        </table:table-row>
        <table:table-row table:style-name="ro9">
          <table:table-cell office:value-type="string" calcext:value-type="string">
            <text:p>成了能够进行操作得动作类obj</text:p>
          </table:table-cell>
          <table:table-cell table:number-columns-repeated="9"/>
        </table:table-row>
        <table:table-row table:style-name="ro2">
          <table:table-cell table:number-columns-repeated="10"/>
        </table:table-row>
        <table:table-row table:style-name="ro2">
          <table:table-cell table:style-name="ce58" table:number-columns-repeated="3"/>
          <table:table-cell table:number-columns-repeated="7"/>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7"/>
        </table:table-row>
        <table:table-row table:style-name="ro2">
          <table:table-cell/>
          <table:table-cell table:style-name="ce4"/>
          <table:table-cell office:value-type="string" calcext:value-type="string">
            <text:p>它需要定义俩个对象：</text:p>
          </table:table-cell>
          <table:table-cell table:number-columns-repeated="7"/>
        </table:table-row>
        <table:table-row table:style-name="ro2">
          <table:table-cell/>
          <table:table-cell table:style-name="ce4"/>
          <table:table-cell table:number-columns-repeated="8"/>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row>
        <table:table-row table:style-name="ro2">
          <table:table-cell/>
          <table:table-cell table:style-name="ce4"/>
          <table:table-cell table:number-columns-repeated="8"/>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2"/>
        </table:table-row>
        <table:table-row table:style-name="ro2">
          <table:table-cell table:number-columns-repeated="10"/>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2"/>
        </table:table-row>
        <table:table-row table:style-name="ro2">
          <table:table-cell table:number-columns-repeated="5"/>
          <table:table-cell table:style-name="ce58" table:number-columns-repeated="3"/>
          <table:table-cell table:number-columns-repeated="2"/>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2"/>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2"/>
        </table:table-row>
        <table:table-row table:style-name="ro2" table:number-rows-repeated="3">
          <table:table-cell table:number-columns-repeated="5"/>
          <table:table-cell table:style-name="ce58" table:number-columns-repeated="3"/>
          <table:table-cell table:number-columns-repeated="2"/>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2"/>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2"/>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2"/>
        </table:table-row>
        <table:table-row table:style-name="ro2">
          <table:table-cell table:number-columns-repeated="2"/>
          <table:table-cell table:style-name="ce4" table:number-columns-repeated="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43.223037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5.2$Linux_X86_64 LibreOffice_project/30$Build-2</meta:generator>
    <dc:date>2017-08-20T15:12:57.675779909</dc:date>
    <meta:editing-duration>P23DT21H6M57S</meta:editing-duration>
    <meta:editing-cycles>829</meta:editing-cycles>
    <meta:document-statistic meta:table-count="9" meta:cell-count="1871" meta:object-count="239"/>
  </office:meta>
</office:document-meta>
</file>